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6400000198E22AD6D6E9EBDBEB.png" manifest:media-type="image/png"/>
  <manifest:file-entry manifest:full-path="Pictures/10000201000003AF000002127F58B4B69A1F8E3B.png" manifest:media-type="image/png"/>
  <manifest:file-entry manifest:full-path="Pictures/100021B200008D2E00004F60B312A649B9EEC188.svg" manifest:media-type="image/svg+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38" draw:textarea-horizontal-align="justify" draw:textarea-vertical-align="middle" draw:auto-grow-height="false" fo:min-height="0.766cm" fo:min-width="3.564cm"/>
      <style:paragraph-properties style:writing-mode="lr-tb"/>
    </style:style>
    <style:style style:name="gr2" style:family="graphic" style:parent-style-name="standard">
      <style:graphic-properties draw:fill-color="#ffff38" draw:textarea-horizontal-align="justify" draw:textarea-vertical-align="middle" draw:auto-grow-height="false" fo:min-height="0.766cm" fo:min-width="2.294cm"/>
      <style:paragraph-properties style:writing-mode="lr-tb"/>
    </style:style>
    <style:style style:name="gr3" style:family="graphic" style:parent-style-name="standard">
      <style:graphic-properties draw:fill-color="#111111" draw:textarea-horizontal-align="justify" draw:textarea-vertical-align="middle" draw:auto-grow-height="false" fo:min-height="5.592cm" fo:min-width="2.294cm"/>
      <style:paragraph-properties style:writing-mode="lr-tb"/>
    </style:style>
    <style:style style:name="gr4" style:family="graphic" style:parent-style-name="objectwithoutfill">
      <style:graphic-properties svg:stroke-color="#ffff38" draw:marker-end="Arrow" draw:marker-end-width="0.3cm" draw:fill="none" draw:fill-color="#808080" draw:textarea-vertical-align="middle"/>
    </style:style>
    <style:style style:name="gr5" style:family="graphic" style:parent-style-name="standard">
      <style:graphic-properties draw:fill-color="#111111" draw:textarea-horizontal-align="justify" draw:textarea-vertical-align="middle" draw:auto-grow-height="false" fo:min-height="1.212cm" fo:min-width="1.532cm"/>
      <style:paragraph-properties style:writing-mode="lr-tb"/>
    </style:style>
    <style:style style:name="gr6" style:family="graphic" style:parent-style-name="objectwithoutfill">
      <style:graphic-properties svg:stroke-color="#ffff38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8" style:family="graphic" style:parent-style-name="standard">
      <style:graphic-properties draw:fill-color="#111111" draw:textarea-horizontal-align="justify" draw:textarea-vertical-align="middle" draw:auto-grow-height="false" fo:min-height="3.306cm" fo:min-width="2.294cm"/>
      <style:paragraph-properties style:writing-mode="lr-tb"/>
    </style:style>
    <style:style style:name="gr9" style:family="graphic" style:parent-style-name="objectwithoutfill">
      <style:graphic-properties svg:stroke-color="#b2b2b2" draw:marker-end="Arrow" draw:marker-end-width="0.3cm" draw:fill="none" draw:fill-color="#8d8a8a" draw:textarea-vertical-align="middle"/>
    </style:style>
    <style:style style:name="gr10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cfe7f5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1" style:family="graphic" style:parent-style-name="standard">
      <style:graphic-properties draw:stroke="none" dr3d:vertical-segments="16" dr3d:close-front="true" dr3d:close-back="true"/>
    </style:style>
    <style:style style:name="gr12" style:family="graphic" style:parent-style-name="standard">
      <style:graphic-properties draw:stroke="none" dr3d:vertical-segments="14" dr3d:close-front="true" dr3d:close-back="true"/>
    </style:style>
    <style:style style:name="gr13" style:family="graphic" style:parent-style-name="standard">
      <style:graphic-properties draw:stroke="none" dr3d:horizontal-segments="4" dr3d:vertical-segments="14" dr3d:close-front="true" dr3d:close-back="tru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669cm"/>
      <style:paragraph-properties style:writing-mode="lr-tb"/>
    </style:style>
    <style:style style:name="gr15" style:family="graphic" style:parent-style-name="standard">
      <style:graphic-properties draw:stroke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114cm"/>
      <style:paragraph-properties style:writing-mode="lr-tb"/>
    </style:style>
    <style:style style:name="gr17" style:family="graphic" style:parent-style-name="objectwithoutfill">
      <style:graphic-properties svg:stroke-color="#000000" draw:marker-end="Arrow" draw:marker-end-width="0.3cm" draw:fill="none" draw:fill-color="#000000" draw:textarea-vertical-align="middle"/>
    </style:style>
    <style:style style:name="gr18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fill-color="#ff0000" draw:textarea-horizontal-align="justify" draw:textarea-vertical-align="middle" draw:auto-grow-height="false" fo:min-height="0.766cm" fo:min-width="3.31cm"/>
      <style:paragraph-properties style:writing-mode="lr-tb"/>
    </style:style>
    <style:style style:name="gr21" style:family="graphic" style:parent-style-name="standard">
      <style:graphic-properties draw:fill-color="#ff0000" draw:textarea-horizontal-align="justify" draw:textarea-vertical-align="middle" draw:auto-grow-height="false" fo:min-height="0.766cm" fo:min-width="1.786cm"/>
      <style:paragraph-properties style:writing-mode="lr-tb"/>
    </style:style>
    <style:style style:name="gr22" style:family="graphic" style:parent-style-name="standard">
      <style:graphic-properties draw:fill-color="#ff0000" draw:textarea-horizontal-align="justify" draw:textarea-vertical-align="middle" draw:auto-grow-height="false" fo:min-height="0.766cm" fo:min-width="2.04cm"/>
      <style:paragraph-properties style:writing-mode="lr-tb"/>
    </style:style>
    <style:style style:name="gr23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28" style:family="graphic" style:parent-style-name="standard">
      <style:graphic-properties draw:stroke="none" svg:stroke-color="#ffff38" draw:fill="none" draw:fill-color="#ffffff" draw:auto-grow-height="true" draw:auto-grow-width="false" fo:max-height="0cm" fo:min-height="1.025cm"/>
      <style:paragraph-properties style:writing-mode="lr-tb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193cm"/>
      <style:paragraph-properties style:writing-mode="lr-tb"/>
    </style:style>
    <style:style style:name="gr31" style:family="graphic">
      <style:graphic-properties style:protect="size"/>
    </style:style>
    <style:style style:name="pr1" style:family="presentation" style:parent-style-name="Metropolis-notes">
      <style:graphic-properties draw:fill-color="#ffffff" draw:auto-grow-height="true" fo:min-height="14cm"/>
      <style:paragraph-properties style:writing-mode="lr-tb"/>
    </style:style>
    <style:style style:name="P1" style:family="paragraph">
      <style:paragraph-properties fo:text-align="center" style:writing-mode="lr-tb"/>
      <style:text-properties fo:font-size="14pt" style:font-size-asian="14pt" style:font-size-complex="14pt"/>
    </style:style>
    <style:style style:name="P2" style:family="paragraph">
      <loext:graphic-properties draw:fill-color="#ffff38"/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color="#ff8000"/>
    </style:style>
    <style:style style:name="P4" style:family="paragraph">
      <loext:graphic-properties draw:fill-color="#111111"/>
      <style:paragraph-properties fo:text-align="center" style:writing-mode="lr-tb"/>
      <style:text-properties fo:color="#ff8000"/>
    </style:style>
    <style:style style:name="P5" style:family="paragraph">
      <loext:graphic-properties draw:fill="none" draw:fill-color="#80808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8d8a8a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9" style:family="paragraph">
      <loext:graphic-properties draw:fill="none" draw:fill-color="#000000"/>
      <style:paragraph-properties fo:text-align="center"/>
    </style:style>
    <style:style style:name="P10" style:family="paragraph">
      <loext:graphic-properties draw:fill-color="#ff0000"/>
      <style:paragraph-properties fo:text-align="center" style:writing-mode="lr-tb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style:writing-mode="lr-tb"/>
      <style:text-properties fo:color="#ffffff" fo:font-size="20pt" fo:font-weight="bold" style:font-size-asian="20pt" style:font-weight-asian="bold" style:font-size-complex="20pt" style:font-weight-complex="bold"/>
    </style:style>
    <style:style style:name="P12" style:family="paragraph">
      <style:text-properties fo:color="#bf0041" fo:font-weight="bold" style:font-weight-asian="bold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fo:color="#bf0041"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="none" draw:fill-color="#ffffff"/>
      <style:paragraph-properties style:writing-mode="lr-tb"/>
      <style:text-properties fo:color="#ffffff" fo:font-size="16pt" fo:font-weight="normal" style:font-size-asian="16pt" style:font-weight-asian="normal" style:font-size-complex="16pt" style:font-weight-complex="normal"/>
    </style:style>
    <style:style style:name="P15" style:family="paragraph">
      <style:text-properties fo:color="#ffe994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color="#ffe994" fo:font-size="16pt" fo:font-weight="bold" fo:background-color="#ffde59" style:font-size-asian="16pt" style:font-weight-asian="bold" style:font-size-complex="16pt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color="#ffe994" fo:font-size="13pt" fo:font-weight="bold" fo:background-color="#ffe994" style:font-size-asian="13pt" style:font-weight-asian="bold" style:font-size-complex="13pt" style:font-weight-complex="bold"/>
    </style:style>
    <style:style style:name="P18" style:family="paragraph">
      <loext:graphic-properties draw:fill-color="#ffffff"/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8000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bf0041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ffffff"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color="#ffe994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ffe994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custom-shape draw:style-name="gr1" draw:text-style-name="P2" xml:id="id14" draw:id="id14" draw:layer="layout" svg:width="4.064cm" svg:height="1.016cm" svg:x="0.508cm" svg:y="9.098cm">
          <text:p text:style-name="P1"><text:span text:style-name="T1">PhospoSitePlu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2.794cm" svg:height="1.016cm" svg:x="1.016cm" svg:y="10.73cm">
          <text:p text:style-name="P1"><text:span text:style-name="T1">IntAp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2.794cm" svg:height="1.016cm" svg:x="1.016cm" svg:y="12.408cm">
          <text:p text:style-name="P1"><text:span text:style-name="T1">MEOP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2.794cm" svg:height="1.016cm" svg:x="1.016cm" svg:y="13.97cm">
          <text:p text:style-name="P1"><text:span text:style-name="T1">IntAc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2.794cm" svg:height="5.842cm" svg:x="8.89cm" svg:y="5.904cm">
          <text:p text:style-name="P3"><text:span text:style-name="T2">Python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s" draw:line-skew="3.055cm" svg:x1="3.81cm" svg:y1="12.916cm" svg:x2="10.287cm" svg:y2="11.746cm" draw:start-shape="id1" draw:start-glue-point="1" draw:end-shape="id2" svg:d="M3810 12916h3556l2921-669v-501" svg:viewBox="0 0 6478 1171">
          <text:p/>
        </draw:connector>
        <draw:custom-shape draw:style-name="gr5" draw:text-style-name="P4" xml:id="id4" draw:id="id4" draw:layer="layout" svg:width="2.032cm" svg:height="1.462cm" svg:x="5.334cm" svg:y="10.73cm">
          <text:p text:style-name="P3"><text:span text:style-name="T2">Bash</text:span></text:p>
          <text:p text:style-name="P3"><text:span text:style-name="T2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svg:x1="3.81cm" svg:y1="11.238cm" svg:x2="5.334cm" svg:y2="11.461cm" draw:start-shape="id3" draw:start-glue-point="1" draw:end-shape="id4" draw:end-glue-point="3" svg:d="M3810 11238h762v223h762" svg:viewBox="0 0 1525 224">
          <text:p/>
        </draw:connector>
        <draw:connector draw:style-name="gr7" draw:text-style-name="P6" draw:layer="layout" draw:line-skew="0.254cm" svg:x1="7.366cm" svg:y1="11.461cm" svg:x2="8.89cm" svg:y2="8.825cm" draw:start-shape="id4" draw:start-glue-point="1" draw:end-shape="id2" draw:end-glue-point="3" svg:d="M7366 11461h1016v-2636h508" svg:viewBox="0 0 1525 2637">
          <text:p/>
        </draw:connector>
        <draw:connector draw:style-name="gr6" draw:text-style-name="P6" draw:layer="layout" svg:x1="3.81cm" svg:y1="14.478cm" svg:x2="10.287cm" svg:y2="11.746cm" draw:start-shape="id5" draw:start-glue-point="1" draw:end-shape="id2" draw:end-glue-point="2" svg:d="M3810 14478h6477v-2732" svg:viewBox="0 0 6478 2733">
          <text:p/>
        </draw:connector>
        <draw:connector draw:style-name="gr7" draw:text-style-name="P6" draw:layer="layout" svg:x1="11.684cm" svg:y1="8.825cm" svg:x2="13.562cm" svg:y2="9.962cm" draw:start-shape="id2" draw:start-glue-point="1" draw:end-shape="id6" draw:end-glue-point="3" svg:d="M11684 8825h940v1137h938" svg:viewBox="0 0 1879 1138">
          <text:p/>
        </draw:connector>
        <draw:custom-shape draw:style-name="gr8" draw:text-style-name="P4" xml:id="id8" draw:id="id8" draw:layer="layout" svg:width="2.794cm" svg:height="3.556cm" svg:x="16.256cm" svg:y="3.11cm">
          <text:p text:style-name="P3"><text:span text:style-name="T2"/></text:p>
          <text:p text:style-name="P3"><text:span text:style-name="T2">Python</text:span></text:p>
          <draw:enhanced-geometry svg:viewBox="0 0 21600 21600" draw:type="rectangle" draw:enhanced-path="M 0 0 L 21600 0 21600 21600 0 21600 0 0 Z N"/>
        </draw:custom-shape>
        <draw:connector draw:style-name="gr9" draw:text-style-name="P7" draw:layer="layout" svg:x1="15.159cm" svg:y1="7.682cm" svg:x2="17.653cm" svg:y2="6.666cm" draw:start-shape="id7" draw:start-glue-point="0" draw:end-shape="id8" svg:d="M15159 7682v-507h2494v-509" svg:viewBox="0 0 2495 1017">
          <text:p/>
        </draw:connector>
        <dr3d:scene draw:style-name="gr10" xml:id="id7" draw:id="id7" svg:width="3.81cm" svg:height="5.08cm" svg:x="13.254cm" svg:y="7.68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" draw:layer="layout" svg:viewBox="0 -5000 2500 10000" svg:d="M0-5000h250 250 500 500 500 250 250v10000h-250-250-500-500-500-250-250z"/>
          <dr3d:rotate draw:style-name="gr12" draw:layer="layout" dr3d:transform="matrix (0.5 0 0 0 0.5 0 0 0 0.5 0cm 0cm 0cm)" svg:viewBox="0 -5000 2500 10000" svg:d="M0 5000l125-500 125-500 250-1000 500-2000 500-2000 500-2000 500-2000h-500-500-500-500-250-250z"/>
          <dr3d:rotate draw:style-name="gr12" draw:layer="layout" dr3d:transform="matrix (0.5 0 0 0 0.5 0 0 0 0.5 0cm 0cm 0cm)" svg:viewBox="0 -5000 2500 10000" svg:d="M0 5000l125-500 125-500 250-1000 500-2000 500-2000 500-2000 500-2000h-500-500-500-500-250-250z"/>
          <dr3d:rotate draw:style-name="gr12" draw:layer="layout" dr3d:transform="matrix (0.5 0 0 0 0.5 0 0 0 0.5 0cm 0cm 0cm)" svg:viewBox="0 -5000 2500 10000" svg:d="M0 5000l125-500 125-500 250-1000 500-2000 500-2000 500-2000 500-2000h-500-500-500-500-250-250z"/>
          <dr3d:rotate draw:style-name="gr13" draw:layer="layout" dr3d:transform="matrix (0.5 0 0 0 0.5 0 0 0 0.5 0cm 0cm 0cm)" svg:viewBox="0 -5000 2500 10000" svg:d="M0 5000l125-500 125-500 250-1000 500-2000 500-2000 500-2000 500-2000h-500-500-500-500-250-250z"/>
        </dr3d:scene>
        <draw:frame draw:style-name="gr14" draw:text-style-name="P8" xml:id="id6" draw:id="id6" draw:layer="layout" svg:width="3.169cm" svg:height="1.119cm" svg:x="13.562cm" svg:y="9.403cm">
          <draw:text-box>
            <text:p><text:span text:style-name="T3">MySQL</text:span></text:p>
          </draw:text-box>
        </draw:frame>
        <dr3d:scene draw:style-name="gr10" svg:width="2.504cm" svg:height="2.975cm" svg:x="21.264cm" svg:y="2.602cm" dr3d:transform="matrix (0.582881370847821 0.648964460643648 0.488972838039153 0.801796964714454 -0.556973285745669 -0.216569587754986 0.13179884253382 0.518291315562179 -0.844987087072679 0.139931029406044cm -0.0670071977921511cm 0.827661565119015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2" draw:layer="layout" svg:viewBox="0 -5000 2500 10000" svg:d="M0 5000l125-500 125-500 250-1000 500-2000 500-2000 500-2000 500-2000h-500-500-500-500-250-250z"/>
        </dr3d:scene>
        <dr3d:scene draw:style-name="gr10" svg:width="3.556cm" svg:height="3.302cm" svg:x="22.436cm" svg:y="4.3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15" draw:layer="layout"/>
        </dr3d:scene>
        <dr3d:scene draw:style-name="gr10" svg:width="2.174cm" svg:height="2.808cm" svg:x="25.342cm" svg:y="3.32cm" dr3d:transform="matrix (0.607439852372461 -0.775149949474207 0.173664566276082 0.688872438591105 0.405163179096502 -0.601080328786396 0.395564898719882 0.484752879449469 0.780091697665205 -0.0380564559816972cm -0.033346378661743cm -0.032665527431404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2" draw:layer="layout" svg:viewBox="0 -5000 2500 10000" svg:d="M0 5000l125-500 125-500 250-1000 500-2000 500-2000 500-2000 500-2000h-500-500-500-500-250-250z"/>
        </dr3d:scene>
        <draw:frame draw:style-name="gr16" draw:text-style-name="P8" xml:id="id9" draw:id="id9" draw:layer="layout" svg:width="2.614cm" svg:height="1.119cm" svg:x="22.912cm" svg:y="5.366cm">
          <draw:text-box>
            <text:p><text:span text:style-name="T3">Neo4j</text:span></text:p>
          </draw:text-box>
        </draw:frame>
        <dr3d:scene draw:style-name="gr10" svg:width="2.313cm" svg:height="2.605cm" svg:x="25.513cm" svg:y="6.214cm" dr3d:transform="matrix (0.442838790234907 0.888598694425988 0.119524751109184 0.848947341978064 -0.372677735624954 -0.37469950082411 -0.288413273639868 0.267401693401304 -0.919409657309761 0.0010765875568369cm -0.000430953067561291cm 0.0737175193613727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2" draw:layer="layout" svg:viewBox="0 -5000 2500 10000" svg:d="M0 5000l125-500 125-500 250-1000 500-2000 500-2000 500-2000 500-2000h-500-500-500-500-250-250z"/>
        </dr3d:scene>
        <draw:connector draw:style-name="gr17" draw:text-style-name="P9" draw:layer="layout" svg:x1="19.05cm" svg:y1="4.888cm" svg:x2="22.912cm" svg:y2="5.925cm" draw:start-shape="id8" draw:start-glue-point="1" draw:end-shape="id9" draw:end-glue-point="3" svg:d="M19050 4888h1932v1037h1930" svg:viewBox="0 0 3863 1038">
          <text:p/>
        </draw:connector>
        <draw:connector draw:style-name="gr18" draw:text-style-name="P6" draw:layer="layout" draw:type="line" svg:x1="24.219cm" svg:y1="6.485cm" svg:x2="24.232cm" svg:y2="9.968cm" draw:start-shape="id9" draw:start-glue-point="2" draw:end-shape="id10" draw:end-glue-point="0" svg:d="M24219 6485l13 3483" svg:viewBox="0 0 14 3484">
          <text:p/>
        </draw:connector>
        <draw:frame draw:style-name="gr19" draw:text-style-name="P6" xml:id="id10" draw:id="id10" draw:layer="layout" svg:width="6.894cm" svg:height="4.596cm" svg:x="20.785cm" svg:y="9.968cm">
          <draw:image xlink:href="Pictures/100002010000026400000198E22AD6D6E9EBDBEB.png" xlink:type="simple" xlink:show="embed" xlink:actuate="onLoad" loext:mime-type="image/png">
            <text:p/>
          </draw:image>
        </draw:frame>
        <draw:connector draw:style-name="gr18" draw:text-style-name="P6" draw:layer="layout" draw:type="line" svg:x1="16.731cm" svg:y1="9.962cm" svg:x2="20.785cm" svg:y2="12.266cm" draw:start-shape="id6" draw:start-glue-point="1" draw:end-shape="id10" draw:end-glue-point="3" svg:d="M16731 9962l4054 2304" svg:viewBox="0 0 4055 2305">
          <text:p/>
        </draw:connector>
        <draw:custom-shape draw:style-name="gr20" draw:text-style-name="P10" xml:id="id13" draw:id="id13" draw:layer="layout" svg:width="3.81cm" svg:height="1.016cm" svg:x="0.762cm" svg:y="4.426cm">
          <text:p text:style-name="P1"><text:span text:style-name="T1">UniPr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0" xml:id="id11" draw:id="id11" draw:layer="layout" svg:width="2.286cm" svg:height="1.016cm" svg:x="6.604cm" svg:y="3.618cm">
          <text:p text:style-name="P1"><text:span text:style-name="T1">PDBe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xml:id="id12" draw:id="id12" draw:layer="layout" svg:width="2.54cm" svg:height="1.016cm" svg:x="9.652cm" svg:y="2.648cm">
          <text:p text:style-name="P1"><text:span text:style-name="T1">PubChem</text:span>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draw:line-skew="0.065cm" svg:x1="10.287cm" svg:y1="5.904cm" svg:x2="7.747cm" svg:y2="4.634cm" draw:start-shape="id2" draw:end-shape="id11" svg:d="M10287 5904v-570h-2540v-700" svg:viewBox="0 0 2541 1271">
          <text:p/>
        </draw:connector>
        <draw:connector draw:style-name="gr23" draw:text-style-name="P6" draw:layer="layout" svg:x1="7.747cm" svg:y1="3.618cm" svg:x2="9.652cm" svg:y2="3.156cm" draw:start-shape="id11" draw:start-glue-point="0" draw:end-shape="id12" draw:end-glue-point="3" svg:d="M7747 3618v-462h1905" svg:viewBox="0 0 1906 463">
          <text:p/>
        </draw:connector>
        <draw:connector draw:style-name="gr23" draw:text-style-name="P6" draw:layer="layout" svg:x1="10.922cm" svg:y1="3.664cm" svg:x2="10.287cm" svg:y2="5.904cm" draw:start-shape="id12" draw:start-glue-point="2" draw:end-shape="id2" draw:end-glue-point="0" svg:d="M10922 3664v1120h-635v1120" svg:viewBox="0 0 636 2241">
          <text:p/>
        </draw:connector>
        <draw:connector draw:style-name="gr23" draw:text-style-name="P6" draw:layer="layout" draw:line-skew="-0.762cm" svg:x1="4.572cm" svg:y1="4.934cm" svg:x2="8.89cm" svg:y2="8.825cm" draw:start-shape="id13" draw:end-shape="id2" svg:d="M4572 4934h1397v3891h2921" svg:viewBox="0 0 4319 3892">
          <text:p/>
        </draw:connector>
        <draw:frame draw:style-name="gr24" draw:text-style-name="P11" draw:layer="layout" svg:width="3.657cm" svg:height="1.825cm" svg:x="21.482cm" svg:y="13.669cm">
          <draw:text-box>
            <text:p><text:span text:style-name="T4">Interface</text:span></text:p>
          </draw:text-box>
        </draw:frame>
        <draw:frame draw:style-name="gr25" draw:text-style-name="P13" draw:layer="layout" svg:width="3.81cm" svg:height="2.132cm" svg:x="3.286cm" svg:y="1.994cm">
          <draw:text-box>
            <text:p text:style-name="P12"><text:span text:style-name="T5">Proteins, </text:span></text:p>
            <text:p text:style-name="P12"><text:span text:style-name="T5">Structures,</text:span></text:p>
            <text:p text:style-name="P12"><text:span text:style-name="T5">Drugs</text:span></text:p>
          </draw:text-box>
        </draw:frame>
        <draw:frame draw:style-name="gr26" draw:text-style-name="P14" draw:layer="layout" svg:width="2.54cm" svg:height="1.524cm" svg:x="8.99cm" svg:y="6.412cm">
          <draw:text-box>
            <text:p><text:span text:style-name="T6">Data </text:span></text:p>
            <text:p><text:span text:style-name="T6">Loading</text:span></text:p>
          </draw:text-box>
        </draw:frame>
        <draw:frame draw:style-name="gr26" draw:text-style-name="P14" draw:layer="layout" svg:width="2.54cm" svg:height="1.524cm" svg:x="16.256cm" svg:y="3.11cm">
          <draw:text-box>
            <text:p><text:span text:style-name="T6">Graph</text:span></text:p>
            <text:p><text:span text:style-name="T6">Loading</text:span></text:p>
          </draw:text-box>
        </draw:frame>
        <draw:frame draw:style-name="gr27" draw:text-style-name="P16" draw:layer="layout" svg:width="3.81cm" svg:height="1.505cm" svg:x="1.016cm" svg:y="7.374cm">
          <draw:text-box>
            <text:p text:style-name="P15"><text:span text:style-name="T7">Subtrate</text:span></text:p>
            <text:p text:style-name="P15"><text:span text:style-name="T7">Databases</text:span></text:p>
          </draw:text-box>
        </draw:frame>
        <draw:frame draw:style-name="gr28" draw:text-style-name="P17" draw:layer="layout" svg:width="3.81cm" svg:height="1.275cm" svg:x="5.134cm" svg:y="9.579cm">
          <draw:text-box>
            <text:p text:style-name="P15"><text:span text:style-name="T8">Data </text:span></text:p>
            <text:p text:style-name="P15"><text:span text:style-name="T8">Wrangling</text:span></text:p>
          </draw:text-box>
        </draw:frame>
        <draw:connector draw:style-name="gr29" draw:text-style-name="P6" draw:layer="layout" svg:x1="13.562cm" svg:y1="9.962cm" svg:x2="11.684cm" svg:y2="8.825cm" draw:start-shape="id6" draw:start-glue-point="3" draw:end-shape="id2" draw:end-glue-point="1" svg:d="M13562 9962h-938v-1137h-940" svg:viewBox="0 0 1879 1138">
          <text:p/>
        </draw:connector>
        <draw:connector draw:style-name="gr6" draw:text-style-name="P6" draw:layer="layout" draw:type="lines" draw:line-skew="2.293cm" svg:x1="4.572cm" svg:y1="9.606cm" svg:x2="8.89cm" svg:y2="8.825cm" draw:start-shape="id14" draw:start-glue-point="1" draw:end-shape="id2" svg:d="M4572 9606h2794l1023-781h501" svg:viewBox="0 0 4319 782">
          <text:p/>
        </draw:connector>
        <draw:frame draw:style-name="gr30" draw:text-style-name="P14" draw:layer="layout" svg:width="3.81cm" svg:height="1.443cm" svg:x="25.046cm" svg:y="9.868cm">
          <draw:text-box>
            <text:p><text:span text:style-name="T6"><text:s text:c="2"/></text:span><text:span text:style-name="T6">R Shiny</text:span></text:p>
          </draw:text-box>
        </draw:frame>
        <presentation:notes draw:style-name="dp2">
          <draw:page-thumbnail draw:style-name="gr31" draw:layer="layout" svg:width="17cm" svg:height="9.56cm" svg:x="2cm" svg:y="2.5cm" draw:page-number="1" presentation:class="page"/>
          <draw:frame presentation:style-name="pr1" draw:text-style-name="P18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-width="0.356cm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style:writing-mode="lr-tb"/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loext:mime-type="image/svg+xml">
          <text:p/>
        </draw:image>
        <draw:image xlink:href="Pictures/10000201000003AF000002127F58B4B69A1F8E3B.png" xlink:type="simple" xlink:show="embed" xlink:actuate="onLoad" loext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9T00:41:46.646261521</meta:creation-date>
    <meta:editing-duration>PT2H12M44S</meta:editing-duration>
    <meta:editing-cycles>20</meta:editing-cycles>
    <meta:generator>LibreOffice/6.4.6.2$Linux_X86_64 LibreOffice_project/40$Build-2</meta:generator>
    <dc:title>Metropolis</dc:title>
    <dc:date>2020-12-04T05:22:58.165272040</dc:date>
    <meta:document-statistic meta:object-count="73"/>
  </office:meta>
</office:document-meta>
</file>